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61"/>
    <style:style style:name="ce25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default-cell-style-name="ce9"/>
        <table:table-column table:style-name="co2" table:number-columns-repeated="6" table:default-cell-style-name="Default"/>
        <table:table-column table:style-name="co3" table:default-cell-style-name="ce25"/>
        <table:table-column table:style-name="co2" table:number-columns-repeated="8" table:default-cell-style-name="Default"/>
        <table:table-column table:style-name="co2" table:default-cell-style-name="ce25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FIR FILTER</text:p>
          </table:table-cell>
          <table:covered-table-cell table:number-columns-repeated="2" table:style-name="ce5"/>
          <table:covered-table-cell table:style-name="ce8"/>
          <table:table-cell table:number-columns-repeated="6"/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Real val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Adapted</text:p>
          </table:table-cell>
          <table:table-cell office:value-type="string" calcext:value-type="string">
            <text:p>floor()</text:p>
          </table:table-cell>
          <table:table-cell table:number-columns-repeated="6"/>
          <table:table-cell table:style-name="Default"/>
          <table:table-cell table:number-columns-repeated="8"/>
          <table:table-cell table:style-name="Default"/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259561782160434" calcext:value-type="float">
            <text:p>-0.002595617821604</text:p>
          </table:table-cell>
          <table:table-cell office:value-type="float" office:value="32768" calcext:value-type="float">
            <text:p>32768</text:p>
          </table:table-cell>
          <table:table-cell table:formula="of:=[.B3]*[.C3]" office:value-type="float" office:value="-85.053204778331" calcext:value-type="float">
            <text:p>-85.053204778331</text:p>
          </table:table-cell>
          <table:table-cell table:formula="of:=FLOOR([.D3])" office:value-type="float" office:value="-86" calcext:value-type="float">
            <text:p>-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4" office:value-type="float" office:value="-0.00127934271119108" calcext:value-type="float">
            <text:p>-1.28E-03</text:p>
          </table:table-cell>
          <table:table-cell office:value-type="float" office:value="32768" calcext:value-type="float">
            <text:p>32768</text:p>
          </table:table-cell>
          <table:table-cell table:formula="of:=[.I3]*[.J3]" office:value-type="float" office:value="-41.9215019603093" calcext:value-type="float">
            <text:p>-41.9215019603093</text:p>
          </table:table-cell>
          <table:table-cell table:formula="of:=FLOOR([.K3])" office:value-type="float" office:value="-42" calcext:value-type="float">
            <text:p>-42</text:p>
          </table:table-cell>
          <table:table-cell office:value-type="float" office:value="2048" calcext:value-type="float">
            <text:p>2048</text:p>
          </table:table-cell>
          <table:table-cell table:formula="of:=[.L3]*[.M3]" office:value-type="float" office:value="-86016" calcext:value-type="float">
            <text:p>-8601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office:value-type="float" office:value="0.00056285663135694" calcext:value-type="float">
            <text:p>5.63E-04</text:p>
          </table:table-cell>
          <table:table-cell office:value-type="float" office:value="32768" calcext:value-type="float">
            <text:p>32768</text:p>
          </table:table-cell>
          <table:table-cell table:formula="of:=[.B4]*[.C4]" office:value-type="float" office:value="18.4436860963042" calcext:value-type="float">
            <text:p>18.4436860963042</text:p>
          </table:table-cell>
          <table:table-cell table:formula="of:=FLOOR([.D4])"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365289152251615" calcext:value-type="float">
            <text:p>0.003652891522516</text:p>
          </table:table-cell>
          <table:table-cell office:value-type="float" office:value="32768" calcext:value-type="float">
            <text:p>32768</text:p>
          </table:table-cell>
          <table:table-cell table:formula="of:=[.I4]*[.J4]" office:value-type="float" office:value="119.697949409809" calcext:value-type="float">
            <text:p>119.697949409809</text:p>
          </table:table-cell>
          <table:table-cell table:formula="of:=FLOOR([.K4])" office:value-type="float" office:value="119" calcext:value-type="float">
            <text:p>119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4]*[.M4]" office:value-type="float" office:value="243712" calcext:value-type="float">
            <text:p>24371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8981498245814" calcext:value-type="float">
            <text:p>0.014898149824581</text:p>
          </table:table-cell>
          <table:table-cell office:value-type="float" office:value="32768" calcext:value-type="float">
            <text:p>32768</text:p>
          </table:table-cell>
          <table:table-cell table:formula="of:=[.B5]*[.C5]" office:value-type="float" office:value="488.182573451883" calcext:value-type="float">
            <text:p>488.182573451883</text:p>
          </table:table-cell>
          <table:table-cell table:formula="of:=FLOOR([.D5])" office:value-type="float" office:value="488" calcext:value-type="float">
            <text:p>4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89177007845243" calcext:value-type="float">
            <text:p>0.018917700784524</text:p>
          </table:table-cell>
          <table:table-cell office:value-type="float" office:value="32768" calcext:value-type="float">
            <text:p>32768</text:p>
          </table:table-cell>
          <table:table-cell table:formula="of:=[.I5]*[.J5]" office:value-type="float" office:value="619.895219307292" calcext:value-type="float">
            <text:p>619.895219307292</text:p>
          </table:table-cell>
          <table:table-cell table:formula="of:=FLOOR([.K5])" office:value-type="float" office:value="619" calcext:value-type="float">
            <text:p>619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5]*[.M5]" office:value-type="float" office:value="1267712" calcext:value-type="float">
            <text:p>126771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28673342040367" calcext:value-type="float">
            <text:p>0.042867334204037</text:p>
          </table:table-cell>
          <table:table-cell office:value-type="float" office:value="32768" calcext:value-type="float">
            <text:p>32768</text:p>
          </table:table-cell>
          <table:table-cell table:formula="of:=[.B6]*[.C6]" office:value-type="float" office:value="1404.67680719787" calcext:value-type="float">
            <text:p>1404.67680719787</text:p>
          </table:table-cell>
          <table:table-cell table:formula="of:=FLOOR([.D6])" office:value-type="float" office:value="1404" calcext:value-type="float">
            <text:p>14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457450672575322" calcext:value-type="float">
            <text:p>0.045745067257532</text:p>
          </table:table-cell>
          <table:table-cell office:value-type="float" office:value="32768" calcext:value-type="float">
            <text:p>32768</text:p>
          </table:table-cell>
          <table:table-cell table:formula="of:=[.I6]*[.J6]" office:value-type="float" office:value="1498.97436389482" calcext:value-type="float">
            <text:p>1498.97436389482</text:p>
          </table:table-cell>
          <table:table-cell table:formula="of:=FLOOR([.K6])" office:value-type="float" office:value="1498" calcext:value-type="float">
            <text:p>1498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6]*[.M6]" office:value-type="float" office:value="3067904" calcext:value-type="float">
            <text:p>306790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14558136344908" calcext:value-type="float">
            <text:p>0.081455813634491</text:p>
          </table:table-cell>
          <table:table-cell office:value-type="float" office:value="32768" calcext:value-type="float">
            <text:p>32768</text:p>
          </table:table-cell>
          <table:table-cell table:formula="of:=[.B7]*[.C7]" office:value-type="float" office:value="2669.14410117499" calcext:value-type="float">
            <text:p>2669.14410117499</text:p>
          </table:table-cell>
          <table:table-cell table:formula="of:=FLOOR([.D7])" office:value-type="float" office:value="2669" calcext:value-type="float">
            <text:p>266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4" office:value-type="float" office:value="0.0808225221634901" calcext:value-type="float">
            <text:p>8.08E-02</text:p>
          </table:table-cell>
          <table:table-cell office:value-type="float" office:value="32768" calcext:value-type="float">
            <text:p>32768</text:p>
          </table:table-cell>
          <table:table-cell table:formula="of:=[.I7]*[.J7]" office:value-type="float" office:value="2648.39240625324" calcext:value-type="float">
            <text:p>2648.39240625324</text:p>
          </table:table-cell>
          <table:table-cell table:formula="of:=FLOOR([.K7])" office:value-type="float" office:value="2648" calcext:value-type="float">
            <text:p>2648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7]*[.M7]" office:value-type="float" office:value="5423104" calcext:value-type="float">
            <text:p>542310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2015491288817" calcext:value-type="float">
            <text:p>0.122015491288817</text:p>
          </table:table-cell>
          <table:table-cell office:value-type="float" office:value="32768" calcext:value-type="float">
            <text:p>32768</text:p>
          </table:table-cell>
          <table:table-cell table:formula="of:=[.B8]*[.C8]" office:value-type="float" office:value="3998.20361855196" calcext:value-type="float">
            <text:p>3998.20361855196</text:p>
          </table:table-cell>
          <table:table-cell table:formula="of:=FLOOR([.D8])" office:value-type="float" office:value="3998" calcext:value-type="float">
            <text:p>399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16534650142451" calcext:value-type="float">
            <text:p>0.116534650142451</text:p>
          </table:table-cell>
          <table:table-cell office:value-type="float" office:value="32768" calcext:value-type="float">
            <text:p>32768</text:p>
          </table:table-cell>
          <table:table-cell table:formula="of:=[.I8]*[.J8]" office:value-type="float" office:value="3818.60741586783" calcext:value-type="float">
            <text:p>3818.60741586783</text:p>
          </table:table-cell>
          <table:table-cell table:formula="of:=FLOOR([.K8])" office:value-type="float" office:value="3818" calcext:value-type="float">
            <text:p>3818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8]*[.M8]" office:value-type="float" office:value="7819264" calcext:value-type="float">
            <text:p>781926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3010590642216" calcext:value-type="float">
            <text:p>0.153010590642216</text:p>
          </table:table-cell>
          <table:table-cell office:value-type="float" office:value="32768" calcext:value-type="float">
            <text:p>32768</text:p>
          </table:table-cell>
          <table:table-cell table:formula="of:=[.B9]*[.C9]" office:value-type="float" office:value="5013.85103416413" calcext:value-type="float">
            <text:p>5013.85103416413</text:p>
          </table:table-cell>
          <table:table-cell table:formula="of:=FLOOR([.D9])" office:value-type="float" office:value="5013" calcext:value-type="float">
            <text:p>50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143321638940379" calcext:value-type="float">
            <text:p>0.143321638940379</text:p>
          </table:table-cell>
          <table:table-cell office:value-type="float" office:value="32768" calcext:value-type="float">
            <text:p>32768</text:p>
          </table:table-cell>
          <table:table-cell table:formula="of:=[.I9]*[.J9]" office:value-type="float" office:value="4696.36346479834" calcext:value-type="float">
            <text:p>4696.36346479834</text:p>
          </table:table-cell>
          <table:table-cell table:formula="of:=FLOOR([.K9])" office:value-type="float" office:value="4696" calcext:value-type="float">
            <text:p>4696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9]*[.M9]" office:value-type="float" office:value="9617408" calcext:value-type="float">
            <text:p>961740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4624023428075" calcext:value-type="float">
            <text:p>0.164624023428075</text:p>
          </table:table-cell>
          <table:table-cell office:value-type="float" office:value="32768" calcext:value-type="float">
            <text:p>32768</text:p>
          </table:table-cell>
          <table:table-cell table:formula="of:=[.B10]*[.C10]" office:value-type="float" office:value="5394.39999969116" calcext:value-type="float">
            <text:p>5394.39999969116</text:p>
          </table:table-cell>
          <table:table-cell table:formula="of:=FLOOR([.D10])" office:value-type="float" office:value="5394" calcext:value-type="float">
            <text:p>539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153271484365575" calcext:value-type="float">
            <text:p>0.153271484365575</text:p>
          </table:table-cell>
          <table:table-cell office:value-type="float" office:value="32768" calcext:value-type="float">
            <text:p>32768</text:p>
          </table:table-cell>
          <table:table-cell table:formula="of:=[.I10]*[.J10]" office:value-type="float" office:value="5022.39999969116" calcext:value-type="float">
            <text:p>5022.39999969116</text:p>
          </table:table-cell>
          <table:table-cell table:formula="of:=FLOOR([.K10])" office:value-type="float" office:value="5022" calcext:value-type="float">
            <text:p>5022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0]*[.M10]" office:value-type="float" office:value="10285056" calcext:value-type="float">
            <text:p>1028505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3010590642216" calcext:value-type="float">
            <text:p>0.153010590642216</text:p>
          </table:table-cell>
          <table:table-cell office:value-type="float" office:value="32768" calcext:value-type="float">
            <text:p>32768</text:p>
          </table:table-cell>
          <table:table-cell table:formula="of:=[.B11]*[.C11]" office:value-type="float" office:value="5013.85103416413" calcext:value-type="float">
            <text:p>5013.85103416413</text:p>
          </table:table-cell>
          <table:table-cell table:formula="of:=FLOOR([.D11])" office:value-type="float" office:value="5013" calcext:value-type="float">
            <text:p>50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143321638940379" calcext:value-type="float">
            <text:p>0.143321638940379</text:p>
          </table:table-cell>
          <table:table-cell office:value-type="float" office:value="32768" calcext:value-type="float">
            <text:p>32768</text:p>
          </table:table-cell>
          <table:table-cell table:formula="of:=[.I11]*[.J11]" office:value-type="float" office:value="4696.36346479834" calcext:value-type="float">
            <text:p>4696.36346479834</text:p>
          </table:table-cell>
          <table:table-cell table:formula="of:=FLOOR([.K11])" office:value-type="float" office:value="4696" calcext:value-type="float">
            <text:p>4696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1]*[.M11]" office:value-type="float" office:value="9617408" calcext:value-type="float">
            <text:p>961740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22015491288817" calcext:value-type="float">
            <text:p>0.122015491288817</text:p>
          </table:table-cell>
          <table:table-cell office:value-type="float" office:value="32768" calcext:value-type="float">
            <text:p>32768</text:p>
          </table:table-cell>
          <table:table-cell table:formula="of:=[.B12]*[.C12]" office:value-type="float" office:value="3998.20361855196" calcext:value-type="float">
            <text:p>3998.20361855196</text:p>
          </table:table-cell>
          <table:table-cell table:formula="of:=FLOOR([.D12])" office:value-type="float" office:value="3998" calcext:value-type="float">
            <text:p>399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116534650142451" calcext:value-type="float">
            <text:p>0.116534650142451</text:p>
          </table:table-cell>
          <table:table-cell office:value-type="float" office:value="32768" calcext:value-type="float">
            <text:p>32768</text:p>
          </table:table-cell>
          <table:table-cell table:formula="of:=[.I12]*[.J12]" office:value-type="float" office:value="3818.60741586783" calcext:value-type="float">
            <text:p>3818.60741586783</text:p>
          </table:table-cell>
          <table:table-cell table:formula="of:=FLOOR([.K12])" office:value-type="float" office:value="3818" calcext:value-type="float">
            <text:p>3818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2]*[.M12]" office:value-type="float" office:value="7819264" calcext:value-type="float">
            <text:p>7819264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14558136344908" calcext:value-type="float">
            <text:p>0.081455813634491</text:p>
          </table:table-cell>
          <table:table-cell office:value-type="float" office:value="32768" calcext:value-type="float">
            <text:p>32768</text:p>
          </table:table-cell>
          <table:table-cell table:formula="of:=[.B13]*[.C13]" office:value-type="float" office:value="2669.14410117499" calcext:value-type="float">
            <text:p>2669.14410117499</text:p>
          </table:table-cell>
          <table:table-cell table:formula="of:=FLOOR([.D13])" office:value-type="float" office:value="2669" calcext:value-type="float">
            <text:p>26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808225221634901" calcext:value-type="float">
            <text:p>0.08082252216349</text:p>
          </table:table-cell>
          <table:table-cell office:value-type="float" office:value="32768" calcext:value-type="float">
            <text:p>32768</text:p>
          </table:table-cell>
          <table:table-cell table:formula="of:=[.I13]*[.J13]" office:value-type="float" office:value="2648.39240625324" calcext:value-type="float">
            <text:p>2648.39240625324</text:p>
          </table:table-cell>
          <table:table-cell table:formula="of:=FLOOR([.K13])" office:value-type="float" office:value="2648" calcext:value-type="float">
            <text:p>2648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3]*[.M13]" office:value-type="float" office:value="5423104" calcext:value-type="float">
            <text:p>542310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28673342040367" calcext:value-type="float">
            <text:p>0.042867334204037</text:p>
          </table:table-cell>
          <table:table-cell office:value-type="float" office:value="32768" calcext:value-type="float">
            <text:p>32768</text:p>
          </table:table-cell>
          <table:table-cell table:formula="of:=[.B14]*[.C14]" office:value-type="float" office:value="1404.67680719787" calcext:value-type="float">
            <text:p>1404.67680719787</text:p>
          </table:table-cell>
          <table:table-cell table:formula="of:=FLOOR([.D14])" office:value-type="float" office:value="1404" calcext:value-type="float">
            <text:p>140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457450672575322" calcext:value-type="float">
            <text:p>0.045745067257532</text:p>
          </table:table-cell>
          <table:table-cell office:value-type="float" office:value="32768" calcext:value-type="float">
            <text:p>32768</text:p>
          </table:table-cell>
          <table:table-cell table:formula="of:=[.I14]*[.J14]" office:value-type="float" office:value="1498.97436389482" calcext:value-type="float">
            <text:p>1498.97436389482</text:p>
          </table:table-cell>
          <table:table-cell table:formula="of:=FLOOR([.K14])" office:value-type="float" office:value="1498" calcext:value-type="float">
            <text:p>1498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4]*[.M14]" office:value-type="float" office:value="3067904" calcext:value-type="float">
            <text:p>3067904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48981498245814" calcext:value-type="float">
            <text:p>0.014898149824581</text:p>
          </table:table-cell>
          <table:table-cell office:value-type="float" office:value="32768" calcext:value-type="float">
            <text:p>32768</text:p>
          </table:table-cell>
          <table:table-cell table:formula="of:=[.B15]*[.C15]" office:value-type="float" office:value="488.182573451883" calcext:value-type="float">
            <text:p>488.182573451883</text:p>
          </table:table-cell>
          <table:table-cell table:formula="of:=FLOOR([.D15])" office:value-type="float" office:value="488" calcext:value-type="float">
            <text:p>48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189177007845243" calcext:value-type="float">
            <text:p>0.018917700784524</text:p>
          </table:table-cell>
          <table:table-cell office:value-type="float" office:value="32768" calcext:value-type="float">
            <text:p>32768</text:p>
          </table:table-cell>
          <table:table-cell table:formula="of:=[.I15]*[.J15]" office:value-type="float" office:value="619.895219307292" calcext:value-type="float">
            <text:p>619.895219307292</text:p>
          </table:table-cell>
          <table:table-cell table:formula="of:=FLOOR([.K15])" office:value-type="float" office:value="619" calcext:value-type="float">
            <text:p>619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5]*[.M15]" office:value-type="float" office:value="1267712" calcext:value-type="float">
            <text:p>126771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056285663135694" calcext:value-type="float">
            <text:p>5.63E-04</text:p>
          </table:table-cell>
          <table:table-cell office:value-type="float" office:value="32768" calcext:value-type="float">
            <text:p>32768</text:p>
          </table:table-cell>
          <table:table-cell table:formula="of:=[.B16]*[.C16]" office:value-type="float" office:value="18.4436860963042" calcext:value-type="float">
            <text:p>18.4436860963042</text:p>
          </table:table-cell>
          <table:table-cell table:formula="of:=FLOOR([.D16])" office:value-type="float" office:value="18" calcext:value-type="float">
            <text:p>1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00365289152251615" calcext:value-type="float">
            <text:p>0.003652891522516</text:p>
          </table:table-cell>
          <table:table-cell office:value-type="float" office:value="32768" calcext:value-type="float">
            <text:p>32768</text:p>
          </table:table-cell>
          <table:table-cell table:formula="of:=[.I16]*[.J16]" office:value-type="float" office:value="119.697949409809" calcext:value-type="float">
            <text:p>119.697949409809</text:p>
          </table:table-cell>
          <table:table-cell table:formula="of:=FLOOR([.K16])" office:value-type="float" office:value="119" calcext:value-type="float">
            <text:p>119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6]*[.M16]" office:value-type="float" office:value="243712" calcext:value-type="float">
            <text:p>24371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-0.00259561782160434" calcext:value-type="float">
            <text:p>-0.002595617821604</text:p>
          </table:table-cell>
          <table:table-cell office:value-type="float" office:value="32768" calcext:value-type="float">
            <text:p>32768</text:p>
          </table:table-cell>
          <table:table-cell table:style-name="ce7" table:formula="of:=[.B17]*[.C17]" office:value-type="float" office:value="-85.053204778331" calcext:value-type="float">
            <text:p>-85.053204778331</text:p>
          </table:table-cell>
          <table:table-cell table:style-name="ce10" table:formula="of:=FLOOR([.D17])" office:value-type="float" office:value="-86" calcext:value-type="float">
            <text:p>-8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0.00127934271119108" calcext:value-type="float">
            <text:p>-0.001279342711191</text:p>
          </table:table-cell>
          <table:table-cell office:value-type="float" office:value="32768" calcext:value-type="float">
            <text:p>32768</text:p>
          </table:table-cell>
          <table:table-cell table:formula="of:=[.I17]*[.J17]" office:value-type="float" office:value="-41.9215019603093" calcext:value-type="float">
            <text:p>-41.9215019603093</text:p>
          </table:table-cell>
          <table:table-cell table:formula="of:=FLOOR([.K17])" office:value-type="float" office:value="-42" calcext:value-type="float">
            <text:p>-42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7]*[.M17]" office:value-type="float" office:value="-86016" calcext:value-type="float">
            <text:p>-8601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18]*[.J18]" office:value-type="float" office:value="0" calcext:value-type="float">
            <text:p>0</text:p>
          </table:table-cell>
          <table:table-cell table:formula="of:=FLOOR([.K18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8]*[.M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19]*[.J19]" office:value-type="float" office:value="0" calcext:value-type="float">
            <text:p>0</text:p>
          </table:table-cell>
          <table:table-cell table:formula="of:=FLOOR([.K19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19]*[.M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20]*[.J20]" office:value-type="float" office:value="0" calcext:value-type="float">
            <text:p>0</text:p>
          </table:table-cell>
          <table:table-cell table:formula="of:=FLOOR([.K20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0]*[.M2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Hilbert</text:p>
          </table:table-cell>
          <table:covered-table-cell table:number-columns-repeated="2" table:style-name="ce6"/>
          <table:covered-table-cell table:style-name="ce11"/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21]*[.J21]" office:value-type="float" office:value="0" calcext:value-type="float">
            <text:p>0</text:p>
          </table:table-cell>
          <table:table-cell table:formula="of:=FLOOR([.K21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1]*[.M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09456681129043" calcext:value-type="float">
            <text:p>0.090945668112904</text:p>
          </table:table-cell>
          <table:table-cell office:value-type="float" office:value="32768" calcext:value-type="float">
            <text:p>32768</text:p>
          </table:table-cell>
          <table:table-cell table:formula="of:=[.B22]*[.C22]" office:value-type="float" office:value="2980.10765272365" calcext:value-type="float">
            <text:p>2980.10765272365</text:p>
          </table:table-cell>
          <table:table-cell table:formula="of:=FLOOR([.D22])" office:value-type="float" office:value="2980" calcext:value-type="float">
            <text:p>298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22]*[.J22]" office:value-type="float" office:value="0" calcext:value-type="float">
            <text:p>0</text:p>
          </table:table-cell>
          <table:table-cell table:formula="of:=FLOOR([.K22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2]*[.M2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formula="of:=[.B23]*[.C23]" office:value-type="float" office:value="0" calcext:value-type="float">
            <text:p>0</text:p>
          </table:table-cell>
          <table:table-cell table:formula="of:=FLOOR([.D23])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23]*[.J23]" office:value-type="float" office:value="0" calcext:value-type="float">
            <text:p>0</text:p>
          </table:table-cell>
          <table:table-cell table:formula="of:=FLOOR([.K23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3]*[.M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7323944720746" calcext:value-type="float">
            <text:p>0.127323944720746</text:p>
          </table:table-cell>
          <table:table-cell office:value-type="float" office:value="32768" calcext:value-type="float">
            <text:p>32768</text:p>
          </table:table-cell>
          <table:table-cell table:formula="of:=[.B24]*[.C24]" office:value-type="float" office:value="4172.15102060941" calcext:value-type="float">
            <text:p>4172.15102060941</text:p>
          </table:table-cell>
          <table:table-cell table:formula="of:=FLOOR([.D24])" office:value-type="float" office:value="4172" calcext:value-type="float">
            <text:p>417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24]*[.J24]" office:value-type="float" office:value="0" calcext:value-type="float">
            <text:p>0</text:p>
          </table:table-cell>
          <table:table-cell table:formula="of:=FLOOR([.K24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4]*[.M24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formula="of:=[.B25]*[.C25]" office:value-type="float" office:value="0" calcext:value-type="float">
            <text:p>0</text:p>
          </table:table-cell>
          <table:table-cell table:formula="of:=FLOOR([.D25])"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25]*[.J25]" office:value-type="float" office:value="0" calcext:value-type="float">
            <text:p>0</text:p>
          </table:table-cell>
          <table:table-cell table:formula="of:=FLOOR([.K25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5]*[.M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2206584937567" calcext:value-type="float">
            <text:p>0.212206584937567</text:p>
          </table:table-cell>
          <table:table-cell office:value-type="float" office:value="32768" calcext:value-type="float">
            <text:p>32768</text:p>
          </table:table-cell>
          <table:table-cell table:formula="of:=[.B26]*[.C26]" office:value-type="float" office:value="6953.5853752342" calcext:value-type="float">
            <text:p>6953.5853752342</text:p>
          </table:table-cell>
          <table:table-cell table:formula="of:=FLOOR([.D26])" office:value-type="float" office:value="6953" calcext:value-type="float">
            <text:p>695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26]*[.J26]" office:value-type="float" office:value="0" calcext:value-type="float">
            <text:p>0</text:p>
          </table:table-cell>
          <table:table-cell table:formula="of:=FLOOR([.K26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6]*[.M2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formula="of:=[.B27]*[.C27]" office:value-type="float" office:value="0" calcext:value-type="float">
            <text:p>0</text:p>
          </table:table-cell>
          <table:table-cell table:formula="of:=FLOOR([.D27])"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27]*[.J27]" office:value-type="float" office:value="0" calcext:value-type="float">
            <text:p>0</text:p>
          </table:table-cell>
          <table:table-cell table:formula="of:=FLOOR([.K27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7]*[.M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6619770417431" calcext:value-type="float">
            <text:p>0.636619770417431</text:p>
          </table:table-cell>
          <table:table-cell office:value-type="float" office:value="32768" calcext:value-type="float">
            <text:p>32768</text:p>
          </table:table-cell>
          <table:table-cell table:formula="of:=[.B28]*[.C28]" office:value-type="float" office:value="20860.7566370384" calcext:value-type="float">
            <text:p>20860.7566370384</text:p>
          </table:table-cell>
          <table:table-cell table:formula="of:=FLOOR([.D28])" office:value-type="float" office:value="20860" calcext:value-type="float">
            <text:p>2086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28]*[.J28]" office:value-type="float" office:value="0" calcext:value-type="float">
            <text:p>0</text:p>
          </table:table-cell>
          <table:table-cell table:formula="of:=FLOOR([.K28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8]*[.M2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formula="of:=[.B29]*[.C29]" office:value-type="float" office:value="0" calcext:value-type="float">
            <text:p>0</text:p>
          </table:table-cell>
          <table:table-cell table:formula="of:=FLOOR([.D29])"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24"/>
          <table:table-cell office:value-type="float" office:value="32768" calcext:value-type="float">
            <text:p>32768</text:p>
          </table:table-cell>
          <table:table-cell table:formula="of:=[.I29]*[.J29]" office:value-type="float" office:value="0" calcext:value-type="float">
            <text:p>0</text:p>
          </table:table-cell>
          <table:table-cell table:formula="of:=FLOOR([.K29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29]*[.M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636619770417431" calcext:value-type="float">
            <text:p>-0.636619770417431</text:p>
          </table:table-cell>
          <table:table-cell office:value-type="float" office:value="32768" calcext:value-type="float">
            <text:p>32768</text:p>
          </table:table-cell>
          <table:table-cell table:formula="of:=[.B30]*[.C30]" office:value-type="float" office:value="-20860.7566370384" calcext:value-type="float">
            <text:p>-20860.7566370384</text:p>
          </table:table-cell>
          <table:table-cell table:formula="of:=FLOOR([.D30])" office:value-type="float" office:value="-20861" calcext:value-type="float">
            <text:p>-2086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30]*[.J30]" office:value-type="float" office:value="0" calcext:value-type="float">
            <text:p>0</text:p>
          </table:table-cell>
          <table:table-cell table:formula="of:=FLOOR([.K30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30]*[.M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formula="of:=[.B31]*[.C31]" office:value-type="float" office:value="0" calcext:value-type="float">
            <text:p>0</text:p>
          </table:table-cell>
          <table:table-cell table:formula="of:=FLOOR([.D31])"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I31]*[.J31]" office:value-type="float" office:value="0" calcext:value-type="float">
            <text:p>0</text:p>
          </table:table-cell>
          <table:table-cell table:formula="of:=FLOOR([.K31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31]*[.M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212206584937567" calcext:value-type="float">
            <text:p>-0.212206584937567</text:p>
          </table:table-cell>
          <table:table-cell office:value-type="float" office:value="32768" calcext:value-type="float">
            <text:p>32768</text:p>
          </table:table-cell>
          <table:table-cell table:formula="of:=[.B32]*[.C32]" office:value-type="float" office:value="-6953.5853752342" calcext:value-type="float">
            <text:p>-6953.5853752342</text:p>
          </table:table-cell>
          <table:table-cell table:formula="of:=FLOOR([.D32])" office:value-type="float" office:value="-6954" calcext:value-type="float">
            <text:p>-695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24"/>
          <table:table-cell office:value-type="float" office:value="32768" calcext:value-type="float">
            <text:p>32768</text:p>
          </table:table-cell>
          <table:table-cell table:formula="of:=[.I32]*[.J32]" office:value-type="float" office:value="0" calcext:value-type="float">
            <text:p>0</text:p>
          </table:table-cell>
          <table:table-cell table:formula="of:=FLOOR([.K32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32]*[.M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formula="of:=[.B33]*[.C33]" office:value-type="float" office:value="0" calcext:value-type="float">
            <text:p>0</text:p>
          </table:table-cell>
          <table:table-cell table:formula="of:=FLOOR([.D33])"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24"/>
          <table:table-cell office:value-type="float" office:value="32768" calcext:value-type="float">
            <text:p>32768</text:p>
          </table:table-cell>
          <table:table-cell table:formula="of:=[.I33]*[.J33]" office:value-type="float" office:value="0" calcext:value-type="float">
            <text:p>0</text:p>
          </table:table-cell>
          <table:table-cell table:formula="of:=FLOOR([.K33])" office:value-type="float" office:value="0" calcext:value-type="float">
            <text:p>0</text:p>
          </table:table-cell>
          <table:table-cell table:formula="of:=[.M3]" office:value-type="float" office:value="2048" calcext:value-type="float">
            <text:p>2048</text:p>
          </table:table-cell>
          <table:table-cell table:formula="of:=[.L33]*[.M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27323944720746" calcext:value-type="float">
            <text:p>-0.127323944720746</text:p>
          </table:table-cell>
          <table:table-cell office:value-type="float" office:value="32768" calcext:value-type="float">
            <text:p>32768</text:p>
          </table:table-cell>
          <table:table-cell table:formula="of:=[.B34]*[.C34]" office:value-type="float" office:value="-4172.15102060941" calcext:value-type="float">
            <text:p>-4172.15102060941</text:p>
          </table:table-cell>
          <table:table-cell table:formula="of:=FLOOR([.D34])" office:value-type="float" office:value="-4173" calcext:value-type="float">
            <text:p>-4173</text:p>
          </table:table-cell>
          <table:table-cell table:number-columns-repeated="6"/>
          <table:table-cell table:style-name="Default"/>
          <table:table-cell/>
          <table:table-cell table:formula="of:=SUM([.N4:.N33])" office:value-type="float" office:value="65077248" calcext:value-type="float">
            <text:p>65077248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table:formula="of:=[.B35]*[.C35]" office:value-type="float" office:value="0" calcext:value-type="float">
            <text:p>0</text:p>
          </table:table-cell>
          <table:table-cell table:formula="of:=FLOOR([.D35])"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-0.0909456681129043" calcext:value-type="float">
            <text:p>-0.090945668112904</text:p>
          </table:table-cell>
          <table:table-cell office:value-type="float" office:value="32768" calcext:value-type="float">
            <text:p>32768</text:p>
          </table:table-cell>
          <table:table-cell table:style-name="ce7" table:formula="of:=[.B36]*[.C36]" office:value-type="float" office:value="-2980.10765272365" calcext:value-type="float">
            <text:p>-2980.10765272365</text:p>
          </table:table-cell>
          <table:table-cell table:style-name="ce10" table:formula="of:=FLOOR([.D36])" office:value-type="float" office:value="-2981" calcext:value-type="float">
            <text:p>-2981</text:p>
          </table:table-cell>
          <table:table-cell table:number-columns-repeated="6"/>
          <table:table-cell table:style-name="Default"/>
          <table:table-cell table:number-columns-repeated="8"/>
          <table:table-cell table:style-name="Default"/>
          <table:table-cell/>
        </table:table-row>
      </table:table>
      <table:table table:name="weaver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31526Hz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58970138991139" calcext:value-type="float">
            <text:p>0.035897013899114</text:p>
          </table:table-cell>
          <table:table-cell office:value-type="float" office:value="32768" calcext:value-type="float">
            <text:p>32768</text:p>
          </table:table-cell>
          <table:table-cell table:formula="of:=[.B2]*[.C2]" office:value-type="float" office:value="1176.27335144616" calcext:value-type="float">
            <text:p>1176.27335144616</text:p>
          </table:table-cell>
          <table:table-cell table:formula="of:=FLOOR([.D2])" office:value-type="float" office:value="1176" calcext:value-type="float">
            <text:p>1176</text:p>
          </table:table-cell>
          <table:table-cell office:value-type="float" office:value="2048" calcext:value-type="float">
            <text:p>2048</text:p>
          </table:table-cell>
          <table:table-cell table:formula="of:=[.F2]*[.E2]" office:value-type="float" office:value="2408448" calcext:value-type="float">
            <text:p>2408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78705684906878" calcext:value-type="float">
            <text:p>0.047870568490688</text:p>
          </table:table-cell>
          <table:table-cell office:value-type="float" office:value="32768" calcext:value-type="float">
            <text:p>32768</text:p>
          </table:table-cell>
          <table:table-cell table:formula="of:=[.B3]*[.C3]" office:value-type="float" office:value="1568.62278830286" calcext:value-type="float">
            <text:p>1568.62278830286</text:p>
          </table:table-cell>
          <table:table-cell table:formula="of:=FLOOR([.D3])" office:value-type="float" office:value="1568" calcext:value-type="float">
            <text:p>1568</text:p>
          </table:table-cell>
          <table:table-cell office:value-type="float" office:value="2048" calcext:value-type="float">
            <text:p>2048</text:p>
          </table:table-cell>
          <table:table-cell table:formula="of:=[.F3]*[.E3]" office:value-type="float" office:value="3211264" calcext:value-type="float">
            <text:p>3211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96864053246691" calcext:value-type="float">
            <text:p>0.059686405324669</text:p>
          </table:table-cell>
          <table:table-cell office:value-type="float" office:value="32768" calcext:value-type="float">
            <text:p>32768</text:p>
          </table:table-cell>
          <table:table-cell table:formula="of:=[.B4]*[.C4]" office:value-type="float" office:value="1955.80412967876" calcext:value-type="float">
            <text:p>1955.80412967876</text:p>
          </table:table-cell>
          <table:table-cell table:formula="of:=FLOOR([.D4])" office:value-type="float" office:value="1955" calcext:value-type="float">
            <text:p>1955</text:p>
          </table:table-cell>
          <table:table-cell office:value-type="float" office:value="2048" calcext:value-type="float">
            <text:p>2048</text:p>
          </table:table-cell>
          <table:table-cell table:formula="of:=[.F4]*[.E4]" office:value-type="float" office:value="4003840" calcext:value-type="float">
            <text:p>40038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06315146664674" calcext:value-type="float">
            <text:p>0.070631514666467</text:p>
          </table:table-cell>
          <table:table-cell office:value-type="float" office:value="32768" calcext:value-type="float">
            <text:p>32768</text:p>
          </table:table-cell>
          <table:table-cell table:formula="of:=[.B5]*[.C5]" office:value-type="float" office:value="2314.4534725908" calcext:value-type="float">
            <text:p>2314.4534725908</text:p>
          </table:table-cell>
          <table:table-cell table:formula="of:=FLOOR([.D5])" office:value-type="float" office:value="2314" calcext:value-type="float">
            <text:p>2314</text:p>
          </table:table-cell>
          <table:table-cell office:value-type="float" office:value="2048" calcext:value-type="float">
            <text:p>2048</text:p>
          </table:table-cell>
          <table:table-cell table:formula="of:=[.F5]*[.E5]" office:value-type="float" office:value="4739072" calcext:value-type="float">
            <text:p>4739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00105388352811" calcext:value-type="float">
            <text:p>0.080010538835281</text:p>
          </table:table-cell>
          <table:table-cell office:value-type="float" office:value="32768" calcext:value-type="float">
            <text:p>32768</text:p>
          </table:table-cell>
          <table:table-cell table:formula="of:=[.B6]*[.C6]" office:value-type="float" office:value="2621.78533655449" calcext:value-type="float">
            <text:p>2621.78533655449</text:p>
          </table:table-cell>
          <table:table-cell table:formula="of:=FLOOR([.D6])" office:value-type="float" office:value="2621" calcext:value-type="float">
            <text:p>2621</text:p>
          </table:table-cell>
          <table:table-cell office:value-type="float" office:value="2048" calcext:value-type="float">
            <text:p>2048</text:p>
          </table:table-cell>
          <table:table-cell table:formula="of:=[.F6]*[.E6]" office:value-type="float" office:value="5367808" calcext:value-type="float">
            <text:p>53678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72054555568424" calcext:value-type="float">
            <text:p>0.087205455556842</text:p>
          </table:table-cell>
          <table:table-cell office:value-type="float" office:value="32768" calcext:value-type="float">
            <text:p>32768</text:p>
          </table:table-cell>
          <table:table-cell table:formula="of:=[.B7]*[.C7]" office:value-type="float" office:value="2857.54836768661" calcext:value-type="float">
            <text:p>2857.54836768661</text:p>
          </table:table-cell>
          <table:table-cell table:formula="of:=FLOOR([.D7])" office:value-type="float" office:value="2857" calcext:value-type="float">
            <text:p>2857</text:p>
          </table:table-cell>
          <table:table-cell office:value-type="float" office:value="2048" calcext:value-type="float">
            <text:p>2048</text:p>
          </table:table-cell>
          <table:table-cell table:formula="of:=[.F7]*[.E7]" office:value-type="float" office:value="5851136" calcext:value-type="float">
            <text:p>5851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17301127778864" calcext:value-type="float">
            <text:p>0.091730112777886</text:p>
          </table:table-cell>
          <table:table-cell office:value-type="float" office:value="32768" calcext:value-type="float">
            <text:p>32768</text:p>
          </table:table-cell>
          <table:table-cell table:formula="of:=[.B8]*[.C8]" office:value-type="float" office:value="3005.81233550578" calcext:value-type="float">
            <text:p>3005.81233550578</text:p>
          </table:table-cell>
          <table:table-cell table:formula="of:=FLOOR([.D8])" office:value-type="float" office:value="3005" calcext:value-type="float">
            <text:p>3005</text:p>
          </table:table-cell>
          <table:table-cell office:value-type="float" office:value="2048" calcext:value-type="float">
            <text:p>2048</text:p>
          </table:table-cell>
          <table:table-cell table:formula="of:=[.F8]*[.E8]" office:value-type="float" office:value="6154240" calcext:value-type="float">
            <text:p>61542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32739257718248" calcext:value-type="float">
            <text:p>0.093273925771825</text:p>
          </table:table-cell>
          <table:table-cell office:value-type="float" office:value="32768" calcext:value-type="float">
            <text:p>32768</text:p>
          </table:table-cell>
          <table:table-cell table:formula="of:=[.B9]*[.C9]" office:value-type="float" office:value="3056.39999969115" calcext:value-type="float">
            <text:p>3056.39999969115</text:p>
          </table:table-cell>
          <table:table-cell table:formula="of:=FLOOR([.D9])" office:value-type="float" office:value="3056" calcext:value-type="float">
            <text:p>3056</text:p>
          </table:table-cell>
          <table:table-cell office:value-type="float" office:value="2048" calcext:value-type="float">
            <text:p>2048</text:p>
          </table:table-cell>
          <table:table-cell table:formula="of:=[.F9]*[.E9]" office:value-type="float" office:value="6258688" calcext:value-type="float">
            <text:p>6258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917301127778864" calcext:value-type="float">
            <text:p>0.091730112777886</text:p>
          </table:table-cell>
          <table:table-cell office:value-type="float" office:value="32768" calcext:value-type="float">
            <text:p>32768</text:p>
          </table:table-cell>
          <table:table-cell table:formula="of:=[.B10]*[.C10]" office:value-type="float" office:value="3005.81233550578" calcext:value-type="float">
            <text:p>3005.81233550578</text:p>
          </table:table-cell>
          <table:table-cell table:formula="of:=FLOOR([.D10])" office:value-type="float" office:value="3005" calcext:value-type="float">
            <text:p>3005</text:p>
          </table:table-cell>
          <table:table-cell office:value-type="float" office:value="2048" calcext:value-type="float">
            <text:p>2048</text:p>
          </table:table-cell>
          <table:table-cell table:formula="of:=[.F10]*[.E10]" office:value-type="float" office:value="6154240" calcext:value-type="float">
            <text:p>61542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72054555568424" calcext:value-type="float">
            <text:p>0.087205455556842</text:p>
          </table:table-cell>
          <table:table-cell office:value-type="float" office:value="32768" calcext:value-type="float">
            <text:p>32768</text:p>
          </table:table-cell>
          <table:table-cell table:formula="of:=[.B11]*[.C11]" office:value-type="float" office:value="2857.54836768661" calcext:value-type="float">
            <text:p>2857.54836768661</text:p>
          </table:table-cell>
          <table:table-cell table:formula="of:=FLOOR([.D11])" office:value-type="float" office:value="2857" calcext:value-type="float">
            <text:p>2857</text:p>
          </table:table-cell>
          <table:table-cell office:value-type="float" office:value="2048" calcext:value-type="float">
            <text:p>2048</text:p>
          </table:table-cell>
          <table:table-cell table:formula="of:=[.F11]*[.E11]" office:value-type="float" office:value="5851136" calcext:value-type="float">
            <text:p>58511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00105388352811" calcext:value-type="float">
            <text:p>0.080010538835281</text:p>
          </table:table-cell>
          <table:table-cell office:value-type="float" office:value="32768" calcext:value-type="float">
            <text:p>32768</text:p>
          </table:table-cell>
          <table:table-cell table:formula="of:=[.B12]*[.C12]" office:value-type="float" office:value="2621.78533655449" calcext:value-type="float">
            <text:p>2621.78533655449</text:p>
          </table:table-cell>
          <table:table-cell table:formula="of:=FLOOR([.D12])" office:value-type="float" office:value="2621" calcext:value-type="float">
            <text:p>2621</text:p>
          </table:table-cell>
          <table:table-cell office:value-type="float" office:value="2048" calcext:value-type="float">
            <text:p>2048</text:p>
          </table:table-cell>
          <table:table-cell table:formula="of:=[.F12]*[.E12]" office:value-type="float" office:value="5367808" calcext:value-type="float">
            <text:p>53678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06315146664674" calcext:value-type="float">
            <text:p>0.070631514666467</text:p>
          </table:table-cell>
          <table:table-cell office:value-type="float" office:value="32768" calcext:value-type="float">
            <text:p>32768</text:p>
          </table:table-cell>
          <table:table-cell table:formula="of:=[.B13]*[.C13]" office:value-type="float" office:value="2314.4534725908" calcext:value-type="float">
            <text:p>2314.4534725908</text:p>
          </table:table-cell>
          <table:table-cell table:formula="of:=FLOOR([.D13])" office:value-type="float" office:value="2314" calcext:value-type="float">
            <text:p>2314</text:p>
          </table:table-cell>
          <table:table-cell office:value-type="float" office:value="2048" calcext:value-type="float">
            <text:p>2048</text:p>
          </table:table-cell>
          <table:table-cell table:formula="of:=[.F13]*[.E13]" office:value-type="float" office:value="4739072" calcext:value-type="float">
            <text:p>47390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96864053246691" calcext:value-type="float">
            <text:p>0.059686405324669</text:p>
          </table:table-cell>
          <table:table-cell office:value-type="float" office:value="32768" calcext:value-type="float">
            <text:p>32768</text:p>
          </table:table-cell>
          <table:table-cell table:formula="of:=[.B14]*[.C14]" office:value-type="float" office:value="1955.80412967876" calcext:value-type="float">
            <text:p>1955.80412967876</text:p>
          </table:table-cell>
          <table:table-cell table:formula="of:=FLOOR([.D14])" office:value-type="float" office:value="1955" calcext:value-type="float">
            <text:p>1955</text:p>
          </table:table-cell>
          <table:table-cell office:value-type="float" office:value="2048" calcext:value-type="float">
            <text:p>2048</text:p>
          </table:table-cell>
          <table:table-cell table:formula="of:=[.F14]*[.E14]" office:value-type="float" office:value="4003840" calcext:value-type="float">
            <text:p>40038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78705684906878" calcext:value-type="float">
            <text:p>0.047870568490688</text:p>
          </table:table-cell>
          <table:table-cell office:value-type="float" office:value="32768" calcext:value-type="float">
            <text:p>32768</text:p>
          </table:table-cell>
          <table:table-cell table:formula="of:=[.B15]*[.C15]" office:value-type="float" office:value="1568.62278830286" calcext:value-type="float">
            <text:p>1568.62278830286</text:p>
          </table:table-cell>
          <table:table-cell table:formula="of:=FLOOR([.D15])" office:value-type="float" office:value="1568" calcext:value-type="float">
            <text:p>1568</text:p>
          </table:table-cell>
          <table:table-cell office:value-type="float" office:value="2048" calcext:value-type="float">
            <text:p>2048</text:p>
          </table:table-cell>
          <table:table-cell table:formula="of:=[.F15]*[.E15]" office:value-type="float" office:value="3211264" calcext:value-type="float">
            <text:p>32112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58970138991139" calcext:value-type="float">
            <text:p>0.035897013899114</text:p>
          </table:table-cell>
          <table:table-cell office:value-type="float" office:value="32768" calcext:value-type="float">
            <text:p>32768</text:p>
          </table:table-cell>
          <table:table-cell table:formula="of:=[.B16]*[.C16]" office:value-type="float" office:value="1176.27335144616" calcext:value-type="float">
            <text:p>1176.27335144616</text:p>
          </table:table-cell>
          <table:table-cell table:formula="of:=FLOOR([.D16])" office:value-type="float" office:value="1176" calcext:value-type="float">
            <text:p>1176</text:p>
          </table:table-cell>
          <table:table-cell office:value-type="float" office:value="2048" calcext:value-type="float">
            <text:p>2048</text:p>
          </table:table-cell>
          <table:table-cell table:formula="of:=[.F16]*[.E16]" office:value-type="float" office:value="2408448" calcext:value-type="float">
            <text:p>24084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17]*[.C17]" office:value-type="float" office:value="0" calcext:value-type="float">
            <text:p>0</text:p>
          </table:table-cell>
          <table:table-cell table:formula="of:=FLOOR([.D17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17]*[.E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18]*[.C18]" office:value-type="float" office:value="0" calcext:value-type="float">
            <text:p>0</text:p>
          </table:table-cell>
          <table:table-cell table:formula="of:=FLOOR([.D18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18]*[.E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19]*[.C19]" office:value-type="float" office:value="0" calcext:value-type="float">
            <text:p>0</text:p>
          </table:table-cell>
          <table:table-cell table:formula="of:=FLOOR([.D19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19]*[.E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0]*[.C20]" office:value-type="float" office:value="0" calcext:value-type="float">
            <text:p>0</text:p>
          </table:table-cell>
          <table:table-cell table:formula="of:=FLOOR([.D20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0]*[.E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1]*[.C21]" office:value-type="float" office:value="0" calcext:value-type="float">
            <text:p>0</text:p>
          </table:table-cell>
          <table:table-cell table:formula="of:=FLOOR([.D21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1]*[.E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2]*[.C22]" office:value-type="float" office:value="0" calcext:value-type="float">
            <text:p>0</text:p>
          </table:table-cell>
          <table:table-cell table:formula="of:=FLOOR([.D22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2]*[.E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3]*[.C23]" office:value-type="float" office:value="0" calcext:value-type="float">
            <text:p>0</text:p>
          </table:table-cell>
          <table:table-cell table:formula="of:=FLOOR([.D23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3]*[.E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4]*[.C24]" office:value-type="float" office:value="0" calcext:value-type="float">
            <text:p>0</text:p>
          </table:table-cell>
          <table:table-cell table:formula="of:=FLOOR([.D24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4]*[.E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5]*[.C25]" office:value-type="float" office:value="0" calcext:value-type="float">
            <text:p>0</text:p>
          </table:table-cell>
          <table:table-cell table:formula="of:=FLOOR([.D25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5]*[.E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6]*[.C26]" office:value-type="float" office:value="0" calcext:value-type="float">
            <text:p>0</text:p>
          </table:table-cell>
          <table:table-cell table:formula="of:=FLOOR([.D26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6]*[.E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7]*[.C27]" office:value-type="float" office:value="0" calcext:value-type="float">
            <text:p>0</text:p>
          </table:table-cell>
          <table:table-cell table:formula="of:=FLOOR([.D27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7]*[.E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8]*[.C28]" office:value-type="float" office:value="0" calcext:value-type="float">
            <text:p>0</text:p>
          </table:table-cell>
          <table:table-cell table:formula="of:=FLOOR([.D28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8]*[.E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29]*[.C29]" office:value-type="float" office:value="0" calcext:value-type="float">
            <text:p>0</text:p>
          </table:table-cell>
          <table:table-cell table:formula="of:=FLOOR([.D29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29]*[.E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30]*[.C30]" office:value-type="float" office:value="0" calcext:value-type="float">
            <text:p>0</text:p>
          </table:table-cell>
          <table:table-cell table:formula="of:=FLOOR([.D30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30]*[.E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31]*[.C31]" office:value-type="float" office:value="0" calcext:value-type="float">
            <text:p>0</text:p>
          </table:table-cell>
          <table:table-cell table:formula="of:=FLOOR([.D31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31]*[.E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32]*[.C32]" office:value-type="float" office:value="0" calcext:value-type="float">
            <text:p>0</text:p>
          </table:table-cell>
          <table:table-cell table:formula="of:=FLOOR([.D32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32]*[.E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32768" calcext:value-type="float">
            <text:p>32768</text:p>
          </table:table-cell>
          <table:table-cell table:formula="of:=[.B33]*[.C33]" office:value-type="float" office:value="0" calcext:value-type="float">
            <text:p>0</text:p>
          </table:table-cell>
          <table:table-cell table:formula="of:=FLOOR([.D33])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formula="of:=[.F33]*[.E3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SUM([.G2:.G33])" office:value-type="float" office:value="69730304" calcext:value-type="float">
            <text:p>69730304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Sine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" office:value-type="float" office:value="32768" calcext:value-type="float">
            <text:p>32768</text:p>
          </table:table-cell>
          <table:table-cell table:formula="of:=[.B41]-3276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9" office:value-type="float" office:value="42893" calcext:value-type="float">
            <text:p>42893</text:p>
          </table:table-cell>
          <table:table-cell table:formula="of:=[.B42]-32768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" office:value-type="float" office:value="52028" calcext:value-type="float">
            <text:p>52028</text:p>
          </table:table-cell>
          <table:table-cell table:formula="of:=[.B43]-32768" office:value-type="float" office:value="19260" calcext:value-type="float">
            <text:p>1926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9" office:value-type="float" office:value="59277" calcext:value-type="float">
            <text:p>59277</text:p>
          </table:table-cell>
          <table:table-cell table:formula="of:=[.B44]-32768" office:value-type="float" office:value="26509" calcext:value-type="float">
            <text:p>2650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" office:value-type="float" office:value="63931" calcext:value-type="float">
            <text:p>63931</text:p>
          </table:table-cell>
          <table:table-cell table:formula="of:=[.B45]-32768" office:value-type="float" office:value="31163" calcext:value-type="float">
            <text:p>3116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65535" calcext:value-type="float">
            <text:p>65535</text:p>
          </table:table-cell>
          <table:table-cell table:formula="of:=[.B46]-32768" office:value-type="float" office:value="32767" calcext:value-type="float">
            <text:p>3276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 office:value-type="float" office:value="63931" calcext:value-type="float">
            <text:p>63931</text:p>
          </table:table-cell>
          <table:table-cell table:formula="of:=[.B47]-32768" office:value-type="float" office:value="31163" calcext:value-type="float">
            <text:p>3116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 office:value-type="float" office:value="59277" calcext:value-type="float">
            <text:p>59277</text:p>
          </table:table-cell>
          <table:table-cell table:formula="of:=[.B48]-32768" office:value-type="float" office:value="26509" calcext:value-type="float">
            <text:p>2650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 office:value-type="float" office:value="52028" calcext:value-type="float">
            <text:p>52028</text:p>
          </table:table-cell>
          <table:table-cell table:formula="of:=[.B49]-32768" office:value-type="float" office:value="19260" calcext:value-type="float">
            <text:p>1926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 office:value-type="float" office:value="42893" calcext:value-type="float">
            <text:p>42893</text:p>
          </table:table-cell>
          <table:table-cell table:formula="of:=[.B50]-32768" office:value-type="float" office:value="10125" calcext:value-type="float">
            <text:p>1012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float" office:value="32768" calcext:value-type="float">
            <text:p>32768</text:p>
          </table:table-cell>
          <table:table-cell table:formula="of:=[.B51]-3276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9" office:value-type="float" office:value="22642" calcext:value-type="float">
            <text:p>22642</text:p>
          </table:table-cell>
          <table:table-cell table:formula="of:=[.B52]-32768" office:value-type="float" office:value="-10126" calcext:value-type="float">
            <text:p>-1012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9" office:value-type="float" office:value="13507" calcext:value-type="float">
            <text:p>13507</text:p>
          </table:table-cell>
          <table:table-cell table:formula="of:=[.B53]-32768" office:value-type="float" office:value="-19261" calcext:value-type="float">
            <text:p>-1926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9" office:value-type="float" office:value="6258" calcext:value-type="float">
            <text:p>6258</text:p>
          </table:table-cell>
          <table:table-cell table:formula="of:=[.B54]-32768" office:value-type="float" office:value="-26510" calcext:value-type="float">
            <text:p>-2651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9" office:value-type="float" office:value="1604" calcext:value-type="float">
            <text:p>1604</text:p>
          </table:table-cell>
          <table:table-cell table:formula="of:=[.B55]-32768" office:value-type="float" office:value="-31164" calcext:value-type="float">
            <text:p>-3116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9" office:value-type="float" office:value="0" calcext:value-type="float">
            <text:p>0</text:p>
          </table:table-cell>
          <table:table-cell table:formula="of:=[.B56]-32768" office:value-type="float" office:value="-32768" calcext:value-type="float">
            <text:p>-3276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9" office:value-type="float" office:value="1604" calcext:value-type="float">
            <text:p>1604</text:p>
          </table:table-cell>
          <table:table-cell table:formula="of:=[.B57]-32768" office:value-type="float" office:value="-31164" calcext:value-type="float">
            <text:p>-3116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9" office:value-type="float" office:value="6258" calcext:value-type="float">
            <text:p>6258</text:p>
          </table:table-cell>
          <table:table-cell table:formula="of:=[.B58]-32768" office:value-type="float" office:value="-26510" calcext:value-type="float">
            <text:p>-2651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9" office:value-type="float" office:value="13507" calcext:value-type="float">
            <text:p>13507</text:p>
          </table:table-cell>
          <table:table-cell table:formula="of:=[.B59]-32768" office:value-type="float" office:value="-19261" calcext:value-type="float">
            <text:p>-1926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9" office:value-type="float" office:value="22642" calcext:value-type="float">
            <text:p>22642</text:p>
          </table:table-cell>
          <table:table-cell table:formula="of:=[.B60]-32768" office:value-type="float" office:value="-10126" calcext:value-type="float">
            <text:p>-1012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8:06:42.273153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1:32:37.691440886</meta:creation-date>
    <meta:editing-duration>PT3H55M49S</meta:editing-duration>
    <meta:editing-cycles>5</meta:editing-cycles>
    <meta:generator>LibreOffice/6.4.7.2$Linux_X86_64 LibreOffice_project/40$Build-2</meta:generator>
    <dc:date>2022-06-01T20:51:25.449653649</dc:date>
    <meta:document-statistic meta:table-count="2" meta:cell-count="629" meta:object-count="0"/>
  </office:meta>
</office:document-meta>
</file>